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3502" officeooo:paragraph-rsid="000e3502"/>
    </style:style>
    <style:style style:name="T1" style:family="text">
      <style:text-properties officeooo:rsid="000f4c36"/>
    </style:style>
    <style:style style:name="T2" style:family="text">
      <style:text-properties fo:font-weight="bold" officeooo:rsid="000f4c36" style:font-weight-asian="bold" style:font-weight-complex="bold"/>
    </style:style>
    <style:style style:name="T3" style:family="text">
      <style:text-properties officeooo:rsid="001328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types:</text:p>
      <text:p text:style-name="P1">----------------------------</text:p>
      <text:p text:style-name="P1"><text:tab/><text:span text:style-name="T3">1. </text:span><text:span text:style-name="T2">Numbers </text:span><text:span text:style-name="T1">: int, float, complex</text:span> <text:s text:c="11"/></text:p>
      <text:p text:style-name="P1"><text:tab/><text:span text:style-name="T3">2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14:34:32.865385114</meta:creation-date>
    <meta:generator>LibreOffice/5.1.4.2$Linux_X86_64 LibreOffice_project/10m0$Build-2</meta:generator>
    <dc:date>2016-07-16T14:38:13.322213923</dc:date>
    <meta:editing-duration>PT3M38S</meta:editing-duration>
    <meta:editing-cycles>9</meta:editing-cycles>
    <meta:document-statistic meta:table-count="0" meta:image-count="0" meta:object-count="0" meta:page-count="1" meta:paragraph-count="4" meta:word-count="9" meta:character-count="87" meta:non-whitespace-character-count="67"/>
  </office:meta>
</office:document-meta>
</file>